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3.1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99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99ffff"/>
    </style:style>
    <style:style style:name="ce4" style:family="table-cell" style:parent-style-name="Default">
      <style:table-cell-properties fo:background-color="#ff66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BigBrian&gt; n=1=1*4^0 -&gt; m is odd, so b_1=b_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Brian&gt; n=2=2*4^0 -&gt; m is even, so b_2=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Brian&gt; ..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Brian&gt; n=8=2*4^1 -&gt; m is even, so b_8=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_n = b_((n-1)/2) if n is odd;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string" calcext:value-type="string">
            <text:p>B1 = b0</text:p>
          </table:table-cell>
          <table:table-cell/>
        </table:table-row>
        <table:table-row table:style-name="ro1">
          <table:table-cell table:style-name="ce2" office:value-type="string" calcext:value-type="string">
            <text:p>b_n = b_(n/4) if n is divisible by 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b_n = 0 otherwise.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3=b((3-1)/2)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B4 = b(4/4)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pt" fo:country="PT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Luis Mendes</meta:initial-creator>
    <meta:creation-date>2019-11-26T19:29:42.685166692</meta:creation-date>
    <dc:date>2019-11-26T22:17:33.064935414</dc:date>
    <dc:creator>Luis Mendes</dc:creator>
    <meta:editing-duration>PT6M50S</meta:editing-duration>
    <meta:editing-cycles>1</meta:editing-cycles>
    <meta:document-statistic meta:table-count="1" meta:cell-count="37" meta:object-count="0"/>
    <meta:generator>LibreOffice/6.3.3.2.0$Linux_X86_64 LibreOffice_project/30$Build-2</meta:generator>
  </office:meta>
</office:document-meta>
</file>